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aaaa" draw:textarea-horizontal-align="justify" draw:textarea-vertical-align="middle" draw:auto-grow-height="false" fo:min-height="0.447cm" fo:min-width="8.407cm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21cm" fo:min-width="10.907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21cm" fo:min-width="8.647cm"/>
    </style:style>
    <style:style style:name="gr4" style:family="graphic" style:parent-style-name="standard">
      <style:graphic-properties draw:stroke="none" svg:stroke-color="#000000" draw:fill="none" draw:fill-color="#ffffff" fo:min-height="1.066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0000" draw:marker-start="Arrow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color="#000000" draw:marker-start="" draw:marker-start-width="0.3cm" draw:marker-end="Symmetric_20_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07cm"/>
    </style:style>
    <style:style style:name="gr11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loext:graphic-properties draw:fill="solid" draw:fill-color="#ffaaaa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81cm" svg:height="0.771cm" svg:x="16.419cm" svg:y="1.9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407cm" svg:height="0.771cm" svg:x="0cm" svg:y="3.3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147cm" svg:height="0.771cm" svg:x="1.174cm" svg:y="0.29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0.116cm" svg:height="1.316cm" svg:x="1.007cm" svg:y="0.164cm">
          <draw:text-box>
            <text:p>[(0, “a”), (1, “b”), (3, “c”), (6, “d”)]</text:p>
          </draw:text-box>
        </draw:frame>
        <draw:frame draw:style-name="gr5" draw:text-style-name="P3" draw:layer="layout" svg:width="12.148cm" svg:height="1.673cm" svg:x="-0.14cm" svg:y="3.196cm">
          <draw:text-box>
            <text:p><text:span text:style-name="T1">[(3, “c”), (1, “b”), (3, “q”), (6, “d”)</text:span>, (0, “a”)]</text:p>
          </draw:text-box>
        </draw:frame>
        <draw:frame draw:style-name="gr6" draw:text-style-name="P4" draw:layer="layout" svg:width="1.143cm" svg:height="1.143cm" svg:x="5.234cm" svg:y="1.638cm">
          <draw:text-box>
            <text:p><text:span text:style-name="T2">≠</text:span></text:p>
          </draw:text-box>
        </draw:frame>
        <draw:line draw:style-name="gr7" draw:text-style-name="P5" draw:layer="layout" svg:x1="5.69cm" svg:y1="1.956cm" svg:x2="5.684cm" svg:y2="1.11cm">
          <text:p/>
        </draw:line>
        <draw:line draw:style-name="gr7" draw:text-style-name="P5" draw:layer="layout" svg:x1="5.679cm" svg:y1="3.311cm" svg:x2="5.69cm" svg:y2="2.496cm">
          <text:p/>
        </draw:line>
        <draw:line draw:style-name="gr8" draw:text-style-name="P5" draw:layer="layout" svg:x1="16.368cm" svg:y1="2.195cm" svg:x2="10.433cm" svg:y2="0.673cm">
          <text:p/>
        </draw:line>
        <draw:line draw:style-name="gr8" draw:text-style-name="P5" draw:layer="layout" svg:x1="16.368cm" svg:y1="2.406cm" svg:x2="11.495cm" svg:y2="3.715cm">
          <text:p/>
        </draw:line>
        <draw:g>
          <draw:line draw:style-name="gr9" draw:text-style-name="P6" draw:layer="layout" svg:x1="17.162cm" svg:y1="2.273cm" svg:x2="17.718cm" svg:y2="2.273cm">
            <text:p/>
          </draw:line>
          <draw:line draw:style-name="gr9" draw:text-style-name="P6" draw:layer="layout" svg:x1="19.344cm" svg:y1="2.259cm" svg:x2="19.9cm" svg:y2="2.259cm">
            <text:p/>
          </draw:line>
          <draw:line draw:style-name="gr9" draw:text-style-name="P6" draw:layer="layout" svg:x1="21.553cm" svg:y1="2.273cm" svg:x2="22.109cm" svg:y2="2.273cm">
            <text:p/>
          </draw:line>
          <draw:line draw:style-name="gr9" draw:text-style-name="P6" draw:layer="layout" svg:x1="23.722cm" svg:y1="2.273cm" svg:x2="24.278cm" svg:y2="2.273cm">
            <text:p/>
          </draw:line>
          <draw:frame draw:style-name="gr10" draw:text-style-name="P3" draw:layer="layout" svg:width="9.307cm" svg:height="0.962cm" svg:x="16.25cm" svg:y="1.797cm">
            <draw:text-box>
              <text:p>{0 <text:s text:c="3"/>“a”, 1 <text:s text:c="3"/>“b”, 3 <text:s text:c="3"/>“c”, 6 <text:s text:c="3"/>“d”}</text:p>
            </draw:text-box>
          </draw:frame>
        </draw:g>
        <draw:frame draw:style-name="gr11" draw:text-style-name="P7" draw:layer="layout" svg:width="3.785cm" svg:height="1.012cm" svg:x="12.265cm" svg:y="0.488cm">
          <draw:text-box>
            <text:p><text:span text:style-name="T3">represents</text:span></text:p>
          </draw:text-box>
        </draw:frame>
        <draw:frame draw:style-name="gr11" draw:text-style-name="P7" draw:layer="layout" svg:width="3.785cm" svg:height="1.012cm" svg:x="12.213cm" svg:y="3.306cm">
          <draw:text-box>
            <text:p><text:span text:style-name="T3">repres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4.3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3:47:54.133671454</meta:creation-date>
    <dc:date>2020-07-28T16:28:45.861928739</dc:date>
    <meta:editing-duration>PT21M58S</meta:editing-duration>
    <meta:editing-cycles>10</meta:editing-cycles>
    <meta:generator>LibreOffice/6.0.7.3$Linux_X86_64 LibreOffice_project/00m0$Build-3</meta:generator>
    <meta:document-statistic meta:object-count="18"/>
  </office:meta>
</office:document-meta>
</file>